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a1b" officeooo:paragraph-rsid="000a6a1b"/>
    </style:style>
    <style:style style:name="P2" style:family="paragraph" style:parent-style-name="Standard">
      <style:text-properties officeooo:rsid="000bacc9" officeooo:paragraph-rsid="000bacc9"/>
    </style:style>
    <style:style style:name="P3" style:family="paragraph" style:parent-style-name="Standard">
      <style:text-properties fo:font-size="13pt" style:text-underline-style="none" fo:font-weight="normal" officeooo:rsid="000a1d0d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a6a1b" officeooo:paragraph-rsid="000a6a1b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bacc9" officeooo:paragraph-rsid="000bacc9" style:font-size-asian="13pt" style:font-weight-asian="normal" style:font-size-complex="13pt" style:font-weight-complex="normal"/>
    </style:style>
    <style:style style:name="P6" style:family="paragraph" style:parent-style-name="Heading_20_3">
      <style:text-properties fo:font-size="13pt" style:text-underline-style="none" fo:font-weight="normal" officeooo:rsid="000a1d0d" style:font-size-asian="13pt" style:font-weight-asian="normal" style:font-size-complex="13pt" style:font-weight-complex="normal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officeooo:rsid="000a1d0d" style:font-size-asian="13pt" style:font-weight-asian="bold" style:font-size-complex="13pt" style:font-weight-complex="bold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a1d0d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officeooo:rsid="000a1d0d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How to create debian </text:span></text:p>
      <text:p text:style-name="P3"/>
      <text:h text:style-name="P6" text:outline-level="3"><text:bookmark text:name="Step_1:_Rename_the_upstream_tarball"/>Step 1: Rename the upstream tarball</text:h>
      <text:p text:style-name="Text_20_body"><text:span text:style-name="T6">$ </text:span><text:span text:style-name="Strong_20_Emphasis"><text:span text:style-name="T7">mv</text:span></text:span><text:span text:style-name="T6"> hithere-1.0.tar.gz <text:s text:c="2"/>hithere_1.0.orig.tar.gz </text:span></text:p>
      <text:h text:style-name="P6" text:outline-level="3"><text:bookmark text:name="Step_2:_Unpack_the_upstream_tarball"/>Step 2: Unpack the upstream tarball</text:h>
      <text:p text:style-name="Text_20_body"><text:span text:style-name="T6">$ </text:span><text:span text:style-name="Strong_20_Emphasis"><text:span text:style-name="T7">tar</text:span></text:span><text:span text:style-name="T6"> xf hithere_1.0.orig.tar.gz </text:span></text:p>
      <text:h text:style-name="P6" text:outline-level="3"><text:bookmark text:name="Step_3:_Add_the_Debian_packaging_files"/>Step 3: Add the Debian packaging files</text:h>
      <text:p text:style-name="Text_20_body"><text:span text:style-name="T6">$ </text:span><text:span text:style-name="Strong_20_Emphasis"><text:span text:style-name="T7">cd</text:span></text:span><text:span text:style-name="T6"> hithere-1.0 </text:span></text:p>
      <text:p text:style-name="Text_20_body"><text:span text:style-name="T6">$ </text:span><text:span text:style-name="Strong_20_Emphasis"><text:span text:style-name="T7">mkdir</text:span></text:span><text:span text:style-name="T6"> debian </text:span></text:p>
      <text:p text:style-name="Text_20_body"><text:span text:style-name="T6">$ </text:span><text:span text:style-name="Strong_20_Emphasis"><text:span text:style-name="T7">dch</text:span></text:span><text:span text:style-name="T6"> --create -v 1.0-1 --package hithere </text:span></text:p>
      <text:p text:style-name="P1"><text:span text:style-name="T6">N</text:span><text:span text:style-name="T5">ote :</text:span></text:p>
      <text:p text:style-name="P4"/>
      <text:p text:style-name="P1"><text:span text:style-name="Strong_20_Emphasis"><text:span text:style-name="T3">debuild</text:span></text:span><text:span text:style-name="T4"> -us -uc <text:s/>:</text:span></text:p>
      <text:p text:style-name="P5">debuild - build a Debian package .</text:p>
      <text:p text:style-name="P5">debuild creates all the files necessary for uploading a Debian package.</text:p>
      <text:p text:style-name="P5"/>
      <text:p text:style-name="P2"><text:span text:style-name="T1">Lintian</text:span><text:span text:style-name="T5"> : <text:s text:c="3"/>lintian - Static analysis tool for Debian packages</text:span></text:p>
      <text:p text:style-name="P5">Lintian dissects Debian packages and reports bugs and policy violations. <text:s/>It contains automated checks for many aspects of Debian policy as well as some checks for common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0:57.523542891</meta:creation-date>
    <meta:editing-duration>P2DT5H48M29S</meta:editing-duration>
    <meta:editing-cycles>2</meta:editing-cycles>
    <meta:generator>LibreOffice/5.1.6.2$Linux_X86_64 LibreOffice_project/10m0$Build-2</meta:generator>
    <dc:date>2019-05-29T17:19:27.801839568</dc:date>
    <meta:document-statistic meta:table-count="0" meta:image-count="0" meta:object-count="0" meta:page-count="1" meta:paragraph-count="15" meta:word-count="108" meta:character-count="659" meta:non-whitespace-character-count="552"/>
  </office:meta>
</office:document-meta>
</file>